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487"/>
    </style:style>
    <style:style style:name="P2" style:family="paragraph" style:parent-style-name="Standard">
      <style:text-properties officeooo:rsid="0011d487" officeooo:paragraph-rsid="0011d487"/>
    </style:style>
    <style:style style:name="P3" style:family="paragraph" style:parent-style-name="Standard">
      <style:text-properties officeooo:rsid="0011d487" officeooo:paragraph-rsid="0012c1e3"/>
    </style:style>
    <style:style style:name="P4" style:family="paragraph" style:parent-style-name="Standard">
      <style:text-properties officeooo:rsid="0011d487" officeooo:paragraph-rsid="00134371"/>
    </style:style>
    <style:style style:name="P5" style:family="paragraph" style:parent-style-name="Standard">
      <style:text-properties officeooo:rsid="0012c1e3" officeooo:paragraph-rsid="0012c1e3"/>
    </style:style>
    <style:style style:name="P6" style:family="paragraph" style:parent-style-name="Standard">
      <style:text-properties officeooo:rsid="0012c1e3" officeooo:paragraph-rsid="00134371"/>
    </style:style>
    <style:style style:name="P7" style:family="paragraph" style:parent-style-name="Standard">
      <style:text-properties officeooo:paragraph-rsid="0012c1e3"/>
    </style:style>
    <style:style style:name="P8" style:family="paragraph" style:parent-style-name="Standard">
      <style:text-properties officeooo:rsid="00134371" officeooo:paragraph-rsid="00134371"/>
    </style:style>
    <style:style style:name="T1" style:family="text">
      <style:text-properties officeooo:rsid="0011d487"/>
    </style:style>
    <style:style style:name="T2" style:family="text">
      <style:text-properties officeooo:rsid="0012c1e3"/>
    </style:style>
    <style:style style:name="T3" style:family="text">
      <style:text-properties officeooo:rsid="00134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5">forma 2</text:p>
      <text:p text:style-name="P7"/>
      <text:p text:style-name="P3">pasivo = 83000</text:p>
      <text:p text:style-name="P3"/>
      <text:p text:style-name="P3">activo = PN + P</text:p>
      <text:p text:style-name="P3"/>
      <text:p text:style-name="P3">activo = <text:s text:c="2"/><text:span text:style-name="T2">31.500</text:span> + controladorFiscal(5000) <text:span text:style-name="T2">+ </text:span><text:s/>mercaderia(90000) <text:s/>+ estanteria(50000) <text:s text:c="3"/>+ 83000</text:p>
      <text:p text:style-name="P3"/>
      <text:p text:style-name="P8">activo = <text:span text:style-name="T1"><text:s/>17650</text:span>0 + 83000</text:p>
      <text:p text:style-name="P3"/>
      <text:p text:style-name="P3">activo = 259500</text:p>
      <text:p text:style-name="P3"/>
      <text:p text:style-name="P3">PN = activo – pasivo</text:p>
      <text:p text:style-name="P3"/>
      <text:p text:style-name="P3">pn =259500 - 83000</text:p>
      <text:p text:style-name="P3"/>
      <text:p text:style-name="P3">pn = 176500<text:tab/></text:p>
      <text:p text:style-name="P3"/>
      <text:p text:style-name="P6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19:13:39.112167194</meta:creation-date>
    <dc:date>2022-05-01T21:28:06.753573933</dc:date>
    <meta:editing-duration>PT1H32M57S</meta:editing-duration>
    <meta:editing-cycles>1</meta:editing-cycles>
    <meta:document-statistic meta:table-count="0" meta:image-count="0" meta:object-count="0" meta:page-count="1" meta:paragraph-count="9" meta:word-count="40" meta:character-count="221" meta:non-whitespace-character-count="180"/>
    <meta:generator>LibreOffice/6.4.7.2$Linux_X86_64 LibreOffice_project/40$Build-2</meta:generator>
  </office:meta>
</office:document-meta>
</file>